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7a7b" officeooo:paragraph-rsid="00167a7b"/>
    </style:style>
    <style:style style:name="P2" style:family="paragraph" style:parent-style-name="Standard">
      <style:text-properties officeooo:rsid="00170df1" officeooo:paragraph-rsid="00170df1"/>
    </style:style>
    <style:style style:name="P3" style:family="paragraph" style:parent-style-name="Standard">
      <style:text-properties officeooo:rsid="00170df1" officeooo:paragraph-rsid="00218e3a"/>
    </style:style>
    <style:style style:name="P4" style:family="paragraph" style:parent-style-name="Standard">
      <style:text-properties officeooo:rsid="001f0be1" officeooo:paragraph-rsid="00167a7b"/>
    </style:style>
    <style:style style:name="P5" style:family="paragraph" style:parent-style-name="Standard">
      <style:text-properties officeooo:rsid="0017c86c" officeooo:paragraph-rsid="002defd2"/>
    </style:style>
    <style:style style:name="T1" style:family="text">
      <style:text-properties officeooo:rsid="00170df1"/>
    </style:style>
    <style:style style:name="T2" style:family="text">
      <style:text-properties officeooo:rsid="0017c86c"/>
    </style:style>
    <style:style style:name="T3" style:family="text">
      <style:text-properties officeooo:rsid="001f0be1"/>
    </style:style>
    <style:style style:name="T4" style:family="text">
      <style:text-properties fo:color="#ff0000" officeooo:rsid="0017c86c"/>
    </style:style>
    <style:style style:name="T5" style:family="text">
      <style:text-properties officeooo:rsid="00263b52"/>
    </style:style>
    <style:style style:name="T6" style:family="text">
      <style:text-properties officeooo:rsid="002defd2"/>
    </style:style>
    <style:style style:name="T7" style:family="text">
      <style:text-properties officeooo:rsid="002e5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Halina chce widzieć swoje postępy i dzielić się nimi.</text:p>
      <text:p text:style-name="P4"><text:tab/>1.1. Halina chce obserwować swoje postępy.</text:p>
      <text:p text:style-name="P1"><text:tab/><text:tab/><text:span text:style-name="T3">1.1.1. Halina chce obserwować postępy w odchudzaniu.</text:span></text:p>
      <text:p text:style-name="P1"><text:tab/><text:span text:style-name="T3">1.2. Halina chce dzielić się postępami.</text:span></text:p>
      <text:p text:style-name="P1"><text:tab/><text:tab/><text:span text:style-name="T3">1.2.1. Halina chce dzielić się postępami ze znajomymi.<text:line-break/><text:tab/><text:tab/>1.2.2. Halina chce dzielić się postępami ze wszystkimi.</text:span><text:line-break/></text:p>
      <text:p text:style-name="P3">2. Halina chce <text:span text:style-name="T2">wiedzieć, gdzie jeździć po mieście.<text:line-break/> <text:tab/>2.1. Halina chce wiedzieć jaką trasą dojechać swojego celu.<text:line-break/><text:tab/>2.2. Halina chce wiedzieć gdzie można przyjemnie pojeździć. - </text:span><text:span text:style-name="T4">trasy tworzone przez userów oferuje Endomondo</text:span><text:span text:style-name="T2"><text:line-break/><text:tab/>2.3. Halina chce wiedzieć gdzie można łatwo pojeździć.</text:span></text:p>
      <text:p text:style-name="P3"><text:tab/><text:tab/><text:span text:style-name="T5">2.3.1 Halina chce unikać niebezpiecznych/trudnych/nieprzyjemnych miejsc.</text:span></text:p>
      <text:p text:style-name="P5"><text:line-break/>3. Halina chce poznawać i spędzać czas z innymi rolkarzami.<text:line-break/><text:tab/>3.1. Halina chce spotkać się ze znajomymi rolkarzami.<text:line-break/><text:tab/><text:tab/>3.1.1. Halina chce zobaczyć listę znajomych rolkarzy.<text:line-break/><text:tab/><text:tab/>3.1.2. Halina chce dodać rolkarza do listy znajomych.<text:line-break/><text:tab/><text:tab/>3.1.3. Halina chce dodać do listy znajomych rolkarzy swoich znajomych z FB.<text:line-break/><text:tab/><text:tab/>3.1.4. Halina chce wiedzieć gdzie są znajomi rolkarze (i czy teraz jeżdżą).<text:line-break/><text:tab/>3.2. Halina chce poznać i spotkać nieznajomych rolkarzy.<text:line-break/><text:tab/><text:tab/><text:span text:style-name="T6">3.2.1. </text:span>Halina chce zobaczyć listę <text:span text:style-name="T6">nie</text:span>znajomych rolkarzy <text:span text:style-name="T7">korzystających z aplikacji</text:span>.<text:line-break/><text:tab/><text:tab/>3.2.<text:span text:style-name="T7">2.</text:span> Halina chce umożliwić innym skontaktowanie się z nią.<text:line-break/><text:tab/>3.3. Halina chce zaplanować czas spędzony na rolkach.<text:line-break/><text:tab/><text:tab/>3.3.1. Halina chce wybrać cel i trasę wycieczki na rolkach.<text:line-break/><text:tab/><text:tab/><text:tab/>3.3.1.1 Halina chce wybrać cel wycieczki.<text:line-break/><text:tab/><text:tab/><text:tab/>3.3.1.2. Halina chce poznać trasę do wybranego celu.<text:line-break/><text:tab/><text:tab/>3.3.2. Halina chce pojechać na wydarzenie rolkow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9:16:25.273000000</meta:creation-date>
    <dc:date>2015-12-16T20:53:01.159000000</dc:date>
    <meta:editing-duration>PT1H20M17S</meta:editing-duration>
    <meta:editing-cycles>23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8" meta:word-count="214" meta:character-count="1520" meta:non-whitespace-character-count="1273"/>
  </office:meta>
</office:document-meta>
</file>